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float" office:value="0.3">
            <text:p>0.3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-0.1">
            <text:p>-0.1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-0.1">
            <text:p>-0.1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-0.05">
            <text:p>-0.05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-0.15">
            <text:p>-0.15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-0.15">
            <text:p>-0.1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20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3T20:28:54.14</dc:date>
    <dc:creator>Wister </dc:creator>
    <meta:editing-duration>PT31M18S</meta:editing-duration>
    <meta:editing-cycles>21</meta:editing-cycles>
    <meta:document-statistic meta:table-count="1" meta:cell-count="83" meta:object-count="0"/>
  </office:meta>
</office:document-meta>
</file>